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libri1" svg:font-family="Calibri,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style:writing-mode="lr-tb"/>
      <style:text-properties style:font-name="Calibri" fo:font-size="11pt" style:font-name-asian="Calibri" style:font-size-asian="11pt" style:font-name-complex="Calibri" style:font-size-complex="11pt"/>
    </style:style>
    <style:style style:name="P2" style:family="paragraph" style:parent-style-name="Standard">
      <style:paragraph-properties fo:line-height="100%" fo:break-before="auto" fo:break-after="auto"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line-height="100%" fo:text-align="justify" style:justify-single-word="false" fo:break-before="auto" fo:break-after="auto"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line-height="100%" fo:break-before="auto" fo:break-after="auto" style:writing-mode="lr-tb"/>
      <style:text-properties style:font-name="Calibri" fo:font-size="11pt" fo:language="fr" fo:country="FR" style:font-name-asian="Calibri" style:font-size-asian="11pt" style:font-name-complex="Calibri" style:font-size-complex="11pt"/>
    </style:style>
    <style:style style:name="P5" style:family="paragraph" style:parent-style-name="Standard">
      <style:paragraph-properties fo:line-height="100%" fo:text-align="justify" style:justify-single-word="false" fo:break-before="auto" fo:break-after="auto" style:writing-mode="lr-tb"/>
      <style:text-properties style:font-name="Calibri" fo:font-size="11pt" fo:language="fr" fo:country="FR" style:font-name-asian="Calibri" style:font-size-asian="11pt" style:font-name-complex="Calibri" style:font-size-complex="11pt"/>
    </style:style>
    <style:style style:name="P6" style:family="paragraph" style:parent-style-name="Standard">
      <style:paragraph-properties fo:line-height="100%" fo:break-before="auto" fo:break-after="auto" style:writing-mode="lr-tb"/>
      <style:text-properties style:font-name="Calibri" fo:font-size="11pt" fo:language="fr" fo:country="FR" officeooo:paragraph-rsid="001ef708" style:font-name-asian="Calibri" style:font-size-asian="11pt" style:font-name-complex="Calibri" style:font-size-complex="11pt"/>
    </style:style>
    <style:style style:name="P7" style:family="paragraph" style:parent-style-name="Standard">
      <style:paragraph-properties fo:line-height="100%" fo:break-before="auto" fo:break-after="auto" style:writing-mode="lr-tb"/>
      <style:text-properties fo:color="#0000ff" style:font-name="Calibri" fo:font-size="9pt" fo:language="fr" fo:country="FR" fo:font-style="italic" style:font-name-asian="Calibri" style:font-size-asian="9pt" style:font-style-asian="italic" style:font-name-complex="Calibri" style:font-size-complex="9pt" style:font-style-complex="italic"/>
    </style:style>
    <style:style style:name="P8" style:family="paragraph" style:parent-style-name="Standard">
      <style:paragraph-properties fo:line-height="100%" fo:break-before="auto" fo:break-after="auto" style:writing-mode="lr-tb"/>
      <style:text-properties fo:color="#008000" style:font-name="Calibri" fo:font-size="11pt" fo:language="fr" fo:country="FR" style:font-name-asian="Calibri" style:font-size-asian="11pt" style:font-name-complex="Calibri" style:font-size-complex="11pt"/>
    </style:style>
    <style:style style:name="P9" style:family="paragraph" style:parent-style-name="Standard">
      <style:paragraph-properties fo:line-height="100%" fo:break-before="auto" fo:break-after="auto" style:writing-mode="lr-tb"/>
      <style:text-properties fo:color="#008000" style:font-name="Calibri" fo:font-size="11pt" fo:language="fr" fo:country="FR" officeooo:paragraph-rsid="00286b0e" style:font-name-asian="Calibri" style:font-size-asian="11pt" style:font-name-complex="Calibri" style:font-size-complex="11pt"/>
    </style:style>
    <style:style style:name="P10" style:family="paragraph" style:parent-style-name="Standard">
      <style:paragraph-properties fo:line-height="100%" fo:text-align="center" style:justify-single-word="false" fo:break-before="auto" fo:break-after="auto" style:writing-mode="lr-tb"/>
      <style:text-properties fo:color="#008000" style:font-name="Calibri" fo:font-size="11pt" fo:language="fr" fo:country="FR" fo:font-style="italic" fo:font-weight="normal" officeooo:rsid="00203ab0" officeooo:paragraph-rsid="00203ab0" style:font-name-asian="Calibri" style:font-size-asian="11pt" style:font-style-asian="italic" style:font-weight-asian="normal" style:font-name-complex="Calibri" style:font-size-complex="11pt" style:font-style-complex="italic" style:font-weight-complex="normal"/>
    </style:style>
    <style:style style:name="P11" style:family="paragraph" style:parent-style-name="Standard">
      <style:paragraph-properties fo:line-height="100%" fo:text-align="center" style:justify-single-word="false" fo:break-before="auto" fo:break-after="auto" style:writing-mode="lr-tb"/>
      <style:text-properties fo:color="#008000" style:font-name="Calibri" fo:font-size="11pt" fo:language="fr" fo:country="FR" fo:font-weight="bold" officeooo:paragraph-rsid="00286b0e" style:font-name-asian="Calibri" style:font-size-asian="11pt" style:font-weight-asian="bold" style:font-name-complex="Calibri" style:font-size-complex="11pt" style:font-weight-complex="bold"/>
    </style:style>
    <style:style style:name="P12" style:family="paragraph" style:parent-style-name="Standard">
      <style:paragraph-properties fo:line-height="100%" fo:text-align="justify" style:justify-single-word="false" fo:break-before="auto" fo:break-after="auto" style:writing-mode="lr-tb"/>
      <style:text-properties fo:color="#008000" style:font-name="Calibri" fo:font-size="11pt" fo:language="fr" fo:country="FR" fo:font-weight="bold" officeooo:paragraph-rsid="00286b0e" style:font-name-asian="Calibri" style:font-size-asian="11pt" style:font-weight-asian="bold" style:font-name-complex="Calibri" style:font-size-complex="11pt" style:font-weight-complex="bold"/>
    </style:style>
    <style:style style:name="P13" style:family="paragraph" style:parent-style-name="Standard">
      <style:paragraph-properties fo:line-height="100%" fo:text-align="center" style:justify-single-word="false" fo:break-before="auto" fo:break-after="auto" style:writing-mode="lr-tb"/>
      <style:text-properties fo:color="#008000" style:font-name="Calibri" fo:font-size="9pt" fo:language="fr" fo:country="FR" fo:font-style="italic" style:font-name-asian="Calibri" style:font-size-asian="9pt" style:font-style-asian="italic" style:font-name-complex="Calibri" style:font-size-complex="9pt" style:font-style-complex="italic"/>
    </style:style>
    <style:style style:name="P14" style:family="paragraph" style:parent-style-name="Standard">
      <style:paragraph-properties fo:line-height="100%" fo:text-align="center" style:justify-single-word="false" fo:break-before="auto" fo:break-after="auto" style:writing-mode="lr-tb"/>
      <style:text-properties fo:color="#008000" style:font-name="Calibri" fo:font-size="9pt" fo:language="fr" fo:country="FR" fo:font-style="italic" officeooo:paragraph-rsid="00286b0e" style:font-name-asian="Calibri" style:font-size-asian="9pt" style:font-style-asian="italic" style:font-name-complex="Calibri" style:font-size-complex="9pt" style:font-style-complex="italic"/>
    </style:style>
    <style:style style:name="P15" style:family="paragraph" style:parent-style-name="Standard">
      <style:paragraph-properties fo:line-height="100%" fo:text-align="center" style:justify-single-word="false" fo:break-before="auto" fo:break-after="auto" style:writing-mode="lr-tb"/>
      <style:text-properties fo:color="#008000" fo:language="fr" fo:country="FR" officeooo:paragraph-rsid="00286b0e"/>
    </style:style>
    <style:style style:name="P16" style:family="paragraph" style:parent-style-name="Standard">
      <style:paragraph-properties fo:line-height="100%" fo:break-before="auto" fo:break-after="auto" style:writing-mode="lr-tb"/>
      <style:text-properties fo:color="#008000" fo:language="fr" fo:country="FR" officeooo:paragraph-rsid="00286b0e"/>
    </style:style>
    <style:style style:name="P17" style:family="paragraph" style:parent-style-name="Standard">
      <style:paragraph-properties fo:line-height="100%" fo:break-before="auto" fo:break-after="auto" style:writing-mode="lr-tb"/>
      <style:text-properties style:text-line-through-style="solid" style:text-line-through-type="single" style:font-name="Calibri1" fo:font-size="11pt" fo:language="fr" fo:country="FR"/>
    </style:style>
    <style:style style:name="P18" style:family="paragraph" style:parent-style-name="Standard">
      <style:paragraph-properties fo:line-height="100%" fo:break-before="auto" fo:break-after="auto" style:writing-mode="lr-tb"/>
      <style:text-properties fo:language="fr" fo:country="FR"/>
    </style:style>
    <style:style style:name="P19" style:family="paragraph" style:parent-style-name="Standard">
      <style:paragraph-properties fo:line-height="100%" fo:break-before="auto" fo:break-after="auto" style:writing-mode="lr-tb"/>
      <style:text-properties fo:language="fr" fo:country="FR" officeooo:paragraph-rsid="00168d8d"/>
    </style:style>
    <style:style style:name="P20" style:family="paragraph" style:parent-style-name="Standard">
      <style:paragraph-properties fo:line-height="100%" fo:text-align="center" style:justify-single-word="false" fo:break-before="auto" fo:break-after="auto" style:writing-mode="lr-tb"/>
      <style:text-properties fo:language="fr" fo:country="FR"/>
    </style:style>
    <style:style style:name="P21" style:family="paragraph" style:parent-style-name="Standard">
      <style:paragraph-properties fo:line-height="100%" fo:break-before="auto" fo:break-after="auto" style:writing-mode="lr-tb"/>
      <style:text-properties fo:language="fr" fo:country="FR" officeooo:paragraph-rsid="00140086"/>
    </style:style>
    <style:style style:name="P22" style:family="paragraph" style:parent-style-name="Standard">
      <style:paragraph-properties fo:line-height="100%" fo:break-before="auto" fo:break-after="auto" style:writing-mode="lr-tb"/>
      <style:text-properties fo:language="fr" fo:country="FR" officeooo:paragraph-rsid="001ef708"/>
    </style:style>
    <style:style style:name="P23" style:family="paragraph" style:parent-style-name="Standard">
      <style:paragraph-properties fo:line-height="100%" fo:break-before="auto" fo:break-after="auto" style:writing-mode="lr-tb"/>
      <style:text-properties fo:language="fr" fo:country="FR" officeooo:paragraph-rsid="00219c60"/>
    </style:style>
    <style:style style:name="P24" style:family="paragraph" style:parent-style-name="Standard">
      <style:paragraph-properties fo:line-height="100%" fo:break-before="auto" fo:break-after="auto" style:writing-mode="lr-tb"/>
      <style:text-properties fo:language="fr" fo:country="FR" officeooo:paragraph-rsid="00149c58"/>
    </style:style>
    <style:style style:name="P25" style:family="paragraph" style:parent-style-name="Standard">
      <style:paragraph-properties fo:line-height="100%" fo:text-align="justify" style:justify-single-word="false" style:writing-mode="lr-tb"/>
      <style:text-properties fo:color="#008000" style:font-name="Calibri" fo:font-size="11pt" fo:language="fr" fo:country="FR" officeooo:rsid="00219c60" officeooo:paragraph-rsid="00219c60" style:font-name-asian="Calibri" style:font-size-asian="11pt" style:font-name-complex="Calibri" style:font-size-complex="11pt"/>
    </style:style>
    <style:style style:name="P26" style:family="paragraph" style:parent-style-name="Standard">
      <style:paragraph-properties fo:line-height="100%" style:writing-mode="lr-tb"/>
      <style:text-properties fo:color="#008000" style:font-name="Calibri" fo:font-size="11pt" fo:language="fr" fo:country="FR" officeooo:rsid="00266313" officeooo:paragraph-rsid="00266313" style:font-name-asian="Calibri" style:font-size-asian="11pt" style:font-name-complex="Calibri" style:font-size-complex="11pt"/>
    </style:style>
    <style:style style:name="P27" style:family="paragraph" style:parent-style-name="Standard">
      <style:paragraph-properties fo:line-height="100%" style:writing-mode="lr-tb"/>
      <style:text-properties fo:color="#008000" style:font-name="Calibri" fo:font-size="11pt" fo:language="fr" fo:country="FR" officeooo:rsid="002b03fd" officeooo:paragraph-rsid="00286b0e" style:font-name-asian="Calibri" style:font-size-asian="11pt" style:font-name-complex="Calibri" style:font-size-complex="11pt"/>
    </style:style>
    <style:style style:name="P28" style:family="paragraph" style:parent-style-name="Standard">
      <style:paragraph-properties fo:line-height="100%" style:writing-mode="lr-tb"/>
      <style:text-properties fo:color="#008000" style:font-name="Calibri" fo:font-size="11pt" fo:language="fr" fo:country="FR" fo:font-style="normal" officeooo:rsid="00140086" officeooo:paragraph-rsid="00140086" style:font-name-asian="Calibri" style:font-size-asian="11pt" style:font-style-asian="normal" style:font-name-complex="Calibri" style:font-size-complex="11pt" style:font-style-complex="normal"/>
    </style:style>
    <style:style style:name="P29" style:family="paragraph" style:parent-style-name="Standard">
      <style:paragraph-properties fo:line-height="100%" fo:text-align="center" style:justify-single-word="false" style:writing-mode="lr-tb"/>
      <style:text-properties fo:color="#008000" style:font-name="Calibri" fo:font-size="11pt" fo:language="fr" fo:country="FR" fo:font-style="italic" fo:font-weight="normal" officeooo:rsid="0020919f" officeooo:paragraph-rsid="0020919f" style:font-name-asian="Calibri" style:font-size-asian="11pt" style:font-style-asian="italic" style:font-weight-asian="normal" style:font-name-complex="Calibri" style:font-size-complex="11pt" style:font-style-complex="italic" style:font-weight-complex="normal"/>
    </style:style>
    <style:style style:name="P30" style:family="paragraph" style:parent-style-name="Standard">
      <style:paragraph-properties fo:line-height="100%" style:writing-mode="lr-tb"/>
      <style:text-properties fo:color="#008000" style:font-name="Calibri" fo:font-size="11pt" fo:language="fr" fo:country="FR" style:text-underline-style="solid" style:text-underline-width="auto" style:text-underline-color="font-color" officeooo:rsid="002b03fd" officeooo:paragraph-rsid="00286b0e" style:font-name-asian="Calibri" style:font-size-asian="11pt" style:font-name-complex="Calibri" style:font-size-complex="11pt"/>
    </style:style>
    <style:style style:name="P31" style:family="paragraph" style:parent-style-name="Standard">
      <style:paragraph-properties fo:line-height="100%" style:writing-mode="lr-tb"/>
      <style:text-properties fo:color="#008000" style:font-name="Calibri" fo:font-size="11pt" fo:language="fr" fo:country="FR" fo:font-weight="bold" officeooo:rsid="0028c6e1" officeooo:paragraph-rsid="00286b0e" style:font-name-asian="Calibri" style:font-size-asian="11pt" style:font-weight-asian="bold" style:font-name-complex="Calibri" style:font-size-complex="11pt" style:font-weight-complex="bold"/>
    </style:style>
    <style:style style:name="P32" style:family="paragraph" style:parent-style-name="Standard">
      <style:paragraph-properties fo:line-height="100%" style:writing-mode="lr-tb"/>
      <style:text-properties fo:color="#008000" style:font-name="Calibri" fo:font-size="9pt" fo:language="fr" fo:country="FR" fo:font-style="italic" officeooo:paragraph-rsid="00286b0e" style:font-name-asian="Calibri" style:font-size-asian="9pt" style:font-style-asian="italic" style:font-name-complex="Calibri" style:font-size-complex="9pt" style:font-style-complex="italic"/>
    </style:style>
    <style:style style:name="P33" style:family="paragraph" style:parent-style-name="Standard">
      <style:paragraph-properties fo:line-height="100%" style:writing-mode="lr-tb"/>
      <style:text-properties fo:color="#008000" fo:language="fr" fo:country="FR" officeooo:paragraph-rsid="00286b0e"/>
    </style:style>
    <style:style style:name="P34" style:family="paragraph" style:parent-style-name="Standard">
      <style:paragraph-properties fo:line-height="100%" fo:text-align="justify" style:justify-single-word="false" style:writing-mode="lr-tb"/>
      <style:text-properties fo:color="#008000" fo:language="fr" fo:country="FR" officeooo:rsid="0014744f" officeooo:paragraph-rsid="0014744f"/>
    </style:style>
    <style:style style:name="P35" style:family="paragraph" style:parent-style-name="Standard">
      <style:paragraph-properties fo:line-height="100%" style:writing-mode="lr-tb"/>
      <style:text-properties fo:color="#008000" fo:language="fr" fo:country="FR" fo:font-weight="normal" officeooo:rsid="0028c6e1" officeooo:paragraph-rsid="00286b0e" style:font-weight-asian="normal" style:font-weight-complex="normal"/>
    </style:style>
    <style:style style:name="P36" style:family="paragraph" style:parent-style-name="Standard">
      <style:paragraph-properties fo:line-height="100%" style:writing-mode="lr-tb"/>
      <style:text-properties fo:color="#008000" style:text-line-through-style="none" style:text-line-through-type="none" style:font-name="Calibri" fo:font-size="11pt" fo:language="fr" fo:country="FR" fo:font-style="normal" style:text-underline-style="none" fo:font-weight="normal" officeooo:paragraph-rsid="00149c58"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paragraph-properties fo:line-height="100%" style:writing-mode="lr-tb"/>
      <style:text-properties fo:color="#008000" style:text-line-through-style="none" style:text-line-through-type="none" style:font-name="Calibri" fo:font-size="11pt" fo:language="fr" fo:country="FR" fo:font-weight="normal" officeooo:rsid="0028c6e1" officeooo:paragraph-rsid="00286b0e" style:font-name-asian="Calibri" style:font-size-asian="11pt" style:font-weight-asian="normal" style:font-name-complex="Calibri" style:font-size-complex="11pt" style:font-weight-complex="normal"/>
    </style:style>
    <style:style style:name="P38" style:family="paragraph" style:parent-style-name="Standard">
      <style:paragraph-properties fo:line-height="100%" style:writing-mode="lr-tb"/>
      <style:text-properties fo:language="fr" fo:country="FR" officeooo:paragraph-rsid="00140086"/>
    </style:style>
    <style:style style:name="P39" style:family="paragraph" style:parent-style-name="Standard">
      <style:paragraph-properties fo:line-height="100%" style:writing-mode="lr-tb"/>
      <style:text-properties fo:language="fr" fo:country="FR" officeooo:paragraph-rsid="00149c58"/>
    </style:style>
    <style:style style:name="P40" style:family="paragraph" style:parent-style-name="Standard">
      <style:paragraph-properties fo:line-height="100%" style:writing-mode="lr-tb"/>
      <style:text-properties fo:language="fr" fo:country="FR" officeooo:paragraph-rsid="001ef708"/>
    </style:style>
    <style:style style:name="P41" style:family="paragraph" style:parent-style-name="Standard">
      <style:paragraph-properties fo:line-height="100%" style:writing-mode="lr-tb"/>
      <style:text-properties fo:language="fr" fo:country="FR" officeooo:paragraph-rsid="00219c60"/>
    </style:style>
    <style:style style:name="P42" style:family="paragraph" style:parent-style-name="Standard">
      <style:paragraph-properties fo:line-height="100%" style:writing-mode="lr-tb"/>
      <style:text-properties fo:language="fr" fo:country="FR" officeooo:rsid="0023d0fa" officeooo:paragraph-rsid="0023d0fa"/>
    </style:style>
    <style:style style:name="P43" style:family="paragraph" style:parent-style-name="Standard">
      <style:paragraph-properties fo:line-height="100%" style:writing-mode="lr-tb"/>
      <style:text-properties style:font-name="Calibri" fo:font-size="11pt" fo:language="fr" fo:country="FR" style:font-name-asian="Calibri" style:font-size-asian="11pt" style:font-name-complex="Calibri" style:font-size-complex="11pt"/>
    </style:style>
    <style:style style:name="P44" style:family="paragraph" style:parent-style-name="Standard">
      <style:paragraph-properties fo:line-height="100%" style:writing-mode="lr-tb"/>
      <style:text-properties style:font-name="Calibri" fo:font-size="11pt" fo:language="fr" fo:country="FR" officeooo:paragraph-rsid="001a527b" style:font-name-asian="Calibri" style:font-size-asian="11pt" style:font-name-complex="Calibri" style:font-size-complex="11pt"/>
    </style:style>
    <style:style style:name="P45" style:family="paragraph" style:parent-style-name="Standard">
      <style:paragraph-properties fo:line-height="100%"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46" style:family="paragraph" style:parent-style-name="Standard">
      <style:text-properties officeooo:paragraph-rsid="001ef708"/>
    </style:style>
    <style:style style:name="P47"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P48" style:family="paragraph" style:parent-style-name="Standard" style:master-page-name="Standard">
      <style:paragraph-properties fo:line-height="100%" fo:text-align="center" style:justify-single-word="false" style:page-number="auto" fo:break-before="page" style:writing-mode="lr-tb"/>
      <style:text-properties fo:color="#008000" fo:language="fr" fo:country="FR" officeooo:paragraph-rsid="00286b0e"/>
    </style:style>
    <style:style style:name="P49" style:family="paragraph" style:parent-style-name="Standard">
      <style:paragraph-properties fo:line-height="100%" style:writing-mode="lr-tb"/>
      <style:text-properties fo:language="fr" fo:country="FR" officeooo:rsid="00219c60" officeooo:paragraph-rsid="002902d4"/>
    </style:style>
    <style:style style:name="P50" style:family="paragraph" style:parent-style-name="Standard">
      <style:paragraph-properties fo:line-height="100%" style:writing-mode="lr-tb"/>
      <style:text-properties fo:language="fr" fo:country="FR" officeooo:rsid="0023d0fa" officeooo:paragraph-rsid="002902d4"/>
    </style:style>
    <style:style style:name="P51" style:family="paragraph" style:parent-style-name="Standard">
      <style:paragraph-properties fo:line-height="100%" style:writing-mode="lr-tb"/>
      <style:text-properties fo:language="fr" fo:country="FR" officeooo:paragraph-rsid="002998ca"/>
    </style:style>
    <style:style style:name="P52" style:family="paragraph" style:parent-style-name="Standard">
      <style:paragraph-properties fo:line-height="100%" style:writing-mode="lr-tb"/>
      <style:text-properties fo:color="#008000" fo:language="fr" fo:country="FR" officeooo:paragraph-rsid="0012f083"/>
    </style:style>
    <style:style style:name="P53" style:family="paragraph" style:parent-style-name="Standard">
      <style:paragraph-properties fo:line-height="100%" style:writing-mode="lr-tb"/>
      <style:text-properties fo:color="#008000" fo:language="fr" fo:country="FR" officeooo:paragraph-rsid="00286b0e"/>
    </style:style>
    <style:style style:name="P54" style:family="paragraph" style:parent-style-name="Standard">
      <style:paragraph-properties fo:line-height="100%" fo:break-before="auto" fo:break-after="auto" style:writing-mode="lr-tb"/>
      <style:text-properties fo:language="fr" fo:country="FR" officeooo:paragraph-rsid="002998ca"/>
    </style:style>
    <style:style style:name="T1" style:family="text">
      <style:text-properties style:font-name="Calibri" fo:font-size="11pt" fo:font-weight="bold" style:font-name-asian="Calibri" style:font-size-asian="11pt" style:font-weight-asian="bold" style:font-name-complex="Calibri" style:font-size-complex="11pt" style:font-weight-complex="bold"/>
    </style:style>
    <style:style style:name="T2" style:family="text">
      <style:text-properties style:font-name="Calibri" fo:font-size="11pt" fo:font-weight="bold" officeooo:rsid="0012f083" style:font-name-asian="Calibri" style:font-size-asian="11pt" style:font-weight-asian="bold" style:font-name-complex="Calibri" style:font-size-complex="11pt" style:font-weight-complex="bold"/>
    </style:style>
    <style:style style:name="T3" style:family="text">
      <style:text-properties style:font-name="Calibri" fo:font-size="11pt" fo:font-weight="bold" officeooo:rsid="00140086" style:font-name-asian="Calibri" style:font-size-asian="11pt" style:font-weight-asian="bold" style:font-name-complex="Calibri" style:font-size-complex="11pt" style:font-weight-complex="bold"/>
    </style:style>
    <style:style style:name="T4" style:family="text">
      <style:text-properties style:font-name="Calibri" fo:font-size="11pt" fo:font-weight="bold" officeooo:rsid="001ca4ef" style:font-name-asian="Calibri" style:font-size-asian="11pt" style:font-weight-asian="bold" style:font-name-complex="Calibri" style:font-size-complex="11pt" style:font-weight-complex="bold"/>
    </style:style>
    <style:style style:name="T5" style:family="text">
      <style:text-properties style:font-name="Calibri" fo:font-size="11pt" fo:font-weight="bold" officeooo:rsid="002a350a"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27b5a1" style:font-name-asian="Calibri" style:font-size-asian="11pt" style:font-weight-asian="bold" style:font-name-complex="Calibri" style:font-size-complex="11pt" style:font-weight-complex="bold"/>
    </style:style>
    <style:style style:name="T7" style:family="text">
      <style:text-properties style:font-name="Calibri" fo:font-size="11pt" fo:font-weight="bold" officeooo:rsid="0028c6e1" style:font-name-asian="Calibri" style:font-size-asian="11pt" style:font-weight-asian="bold" style:font-name-complex="Calibri" style:font-size-complex="11pt" style:font-weight-complex="bold"/>
    </style:style>
    <style:style style:name="T8" style:family="text">
      <style:text-properties style:font-name="Calibri" fo:font-size="11pt" fo:font-weight="bold" officeooo:rsid="002b03fd" style:font-name-asian="Calibri" style:font-size-asian="11pt" style:font-weight-asian="bold" style:font-name-complex="Calibri" style:font-size-complex="11pt" style:font-weight-complex="bold"/>
    </style:style>
    <style:style style:name="T9" style:family="text">
      <style:text-properties style:font-name="Calibri" fo:font-size="11pt" style:font-name-asian="Calibri" style:font-size-asian="11pt" style:font-name-complex="Calibri" style:font-size-complex="11pt"/>
    </style:style>
    <style:style style:name="T10" style:family="text">
      <style:text-properties style:font-name="Calibri" fo:font-size="11pt" officeooo:rsid="0012f083" style:font-name-asian="Calibri" style:font-size-asian="11pt" style:font-name-complex="Calibri" style:font-size-complex="11pt"/>
    </style:style>
    <style:style style:name="T11" style:family="text">
      <style:text-properties style:font-name="Calibri" fo:font-size="11pt" officeooo:rsid="00140086" style:font-name-asian="Calibri" style:font-size-asian="11pt" style:font-name-complex="Calibri" style:font-size-complex="11pt"/>
    </style:style>
    <style:style style:name="T12" style:family="text">
      <style:text-properties style:font-name="Calibri" fo:font-size="11pt" officeooo:rsid="0014744f" style:font-name-asian="Calibri" style:font-size-asian="11pt" style:font-name-complex="Calibri" style:font-size-complex="11pt"/>
    </style:style>
    <style:style style:name="T13" style:family="text">
      <style:text-properties style:font-name="Calibri" fo:font-size="11pt" officeooo:rsid="00149c58" style:font-name-asian="Calibri" style:font-size-asian="11pt" style:font-name-complex="Calibri" style:font-size-complex="11pt"/>
    </style:style>
    <style:style style:name="T14" style:family="text">
      <style:text-properties style:font-name="Calibri" fo:font-size="11pt" officeooo:rsid="001a527b" style:font-name-asian="Calibri" style:font-size-asian="11pt" style:font-name-complex="Calibri" style:font-size-complex="11pt"/>
    </style:style>
    <style:style style:name="T15" style:family="text">
      <style:text-properties style:font-name="Calibri" fo:font-size="11pt" officeooo:rsid="001ef708" style:font-name-asian="Calibri" style:font-size-asian="11pt" style:font-name-complex="Calibri" style:font-size-complex="11pt"/>
    </style:style>
    <style:style style:name="T16" style:family="text">
      <style:text-properties style:font-name="Calibri" fo:font-size="11pt" officeooo:rsid="00203ab0" style:font-name-asian="Calibri" style:font-size-asian="11pt" style:font-name-complex="Calibri" style:font-size-complex="11pt"/>
    </style:style>
    <style:style style:name="T17" style:family="text">
      <style:text-properties style:font-name="Calibri" fo:font-size="11pt" officeooo:rsid="002730da" style:font-name-asian="Calibri" style:font-size-asian="11pt" style:font-name-complex="Calibri" style:font-size-complex="11pt"/>
    </style:style>
    <style:style style:name="T18" style:family="text">
      <style:text-properties style:font-name="Calibri" fo:font-size="11pt" officeooo:rsid="002b03fd" style:font-name-asian="Calibri" style:font-size-asian="11pt" style:font-name-complex="Calibri" style:font-size-complex="11pt"/>
    </style:style>
    <style:style style:name="T19" style:family="text">
      <style:text-properties style:font-name="Calibri" fo:font-size="11pt" officeooo:rsid="0013debf" style:font-name-asian="Calibri" style:font-size-asian="11pt" style:font-name-complex="Calibri" style:font-size-complex="11pt"/>
    </style:style>
    <style:style style:name="T20" style:family="text">
      <style:text-properties style:font-name="Calibri" fo:font-size="11pt" fo:font-style="italic" style:font-name-asian="Calibri" style:font-size-asian="11pt" style:font-style-asian="italic" style:font-name-complex="Calibri" style:font-size-complex="11pt" style:font-style-complex="italic"/>
    </style:style>
    <style:style style:name="T21" style:family="text">
      <style:text-properties style:font-name="Calibri" fo:font-size="11pt" fo:font-style="normal" style:font-name-asian="Calibri" style:font-size-asian="11pt" style:font-style-asian="normal" style:font-name-complex="Calibri" style:font-size-complex="11pt" style:font-style-complex="normal"/>
    </style:style>
    <style:style style:name="T22" style:family="text">
      <style:text-properties style:font-name="Calibri" fo:font-size="11pt" style:text-underline-style="none" fo:font-weight="bold" style:font-name-asian="Calibri" style:font-size-asian="11pt" style:font-weight-asian="bold" style:font-name-complex="Calibri" style:font-size-complex="11pt" style:font-weight-complex="bold"/>
    </style:style>
    <style:style style:name="T23" style:family="text">
      <style:text-properties style:font-name="Calibri" fo:font-size="11pt" style:text-underline-style="none" fo:font-weight="bold" officeooo:rsid="00140086" style:font-name-asian="Calibri" style:font-size-asian="11pt" style:font-weight-asian="bold" style:font-name-complex="Calibri" style:font-size-complex="11pt" style:font-weight-complex="bold"/>
    </style:style>
    <style:style style:name="T24" style:family="text">
      <style:text-properties style:font-name="Calibri" fo:font-size="11pt" style:text-underline-style="solid" style:text-underline-width="auto" style:text-underline-color="font-color" officeooo:rsid="002b03fd" style:font-name-asian="Calibri" style:font-size-asian="11pt" style:font-name-complex="Calibri" style:font-size-complex="11pt"/>
    </style:style>
    <style:style style:name="T25" style:family="text">
      <style:text-properties style:font-name="Calibri" fo:font-size="9pt" style:font-name-asian="Calibri" style:font-size-asian="9pt" style:font-name-complex="Calibri" style:font-size-complex="9pt"/>
    </style:style>
    <style:style style:name="T26" style:family="text">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7" style:family="text">
      <style:text-properties style:text-position="super 58%" style:font-name="Calibri" fo:font-size="11pt" style:font-name-asian="Calibri" style:font-size-asian="11pt" style:font-name-complex="Calibri" style:font-size-complex="11pt"/>
    </style:style>
    <style:style style:name="T28" style:family="text">
      <style:text-properties fo:color="#0000ff" style:font-name="Calibri" fo:font-size="9pt" fo:font-style="italic" style:font-name-asian="Calibri" style:font-size-asian="9pt" style:font-style-asian="italic" style:font-name-complex="Calibri" style:font-size-complex="9pt" style:font-style-complex="italic"/>
    </style:style>
    <style:style style:name="T29" style:family="text">
      <style:text-properties fo:color="#0000ff" style:font-name="Calibri" fo:font-size="9pt" style:font-name-asian="Calibri" style:font-size-asian="9pt" style:font-name-complex="Calibri" style:font-size-complex="9pt"/>
    </style:style>
    <style:style style:name="T30" style:family="text">
      <style:text-properties fo:color="#0000ff" style:font-name="Calibri" fo:font-size="11pt" style:font-name-asian="Calibri" style:font-size-asian="11pt" style:font-name-complex="Calibri" style:font-size-complex="11pt"/>
    </style:style>
    <style:style style:name="T31" style:family="text">
      <style:text-properties fo:color="#0000ff" style:font-name="Calibri" fo:font-size="11pt" fo:font-style="normal" style:font-name-asian="Calibri" style:font-size-asian="11pt" style:font-style-asian="normal" style:font-name-complex="Calibri" style:font-size-complex="11pt" style:font-style-complex="normal"/>
    </style:style>
    <style:style style:name="T32" style:family="text">
      <style:text-properties style:text-line-through-style="solid" style:text-line-through-type="single" style:font-name="Calibri" fo:font-size="11pt" style:font-name-asian="Calibri" style:font-size-asian="11pt" style:font-name-complex="Calibri" style:font-size-complex="11pt"/>
    </style:style>
    <style:style style:name="T33" style:family="text">
      <style:text-properties fo:color="#008000" style:font-name="Calibri" fo:font-size="11pt" style:font-name-asian="Calibri" style:font-size-asian="11pt" style:font-name-complex="Calibri" style:font-size-complex="11pt"/>
    </style:style>
    <style:style style:name="T34" style:family="text">
      <style:text-properties fo:color="#008000" style:font-name="Calibri" fo:font-size="11pt" officeooo:rsid="0012f083" style:font-name-asian="Calibri" style:font-size-asian="11pt" style:font-name-complex="Calibri" style:font-size-complex="11pt"/>
    </style:style>
    <style:style style:name="T35" style:family="text">
      <style:text-properties fo:color="#008000" style:font-name="Calibri" fo:font-size="11pt" officeooo:rsid="0013debf" style:font-name-asian="Calibri" style:font-size-asian="11pt" style:font-name-complex="Calibri" style:font-size-complex="11pt"/>
    </style:style>
    <style:style style:name="T36" style:family="text">
      <style:text-properties fo:color="#008000" style:font-name="Calibri" fo:font-size="11pt" officeooo:rsid="00140086" style:font-name-asian="Calibri" style:font-size-asian="11pt" style:font-name-complex="Calibri" style:font-size-complex="11pt"/>
    </style:style>
    <style:style style:name="T37" style:family="text">
      <style:text-properties fo:color="#008000" style:font-name="Calibri" fo:font-size="11pt" officeooo:rsid="00149c58" style:font-name-asian="Calibri" style:font-size-asian="11pt" style:font-name-complex="Calibri" style:font-size-complex="11pt"/>
    </style:style>
    <style:style style:name="T38" style:family="text">
      <style:text-properties fo:color="#008000" style:font-name="Calibri" fo:font-size="11pt" officeooo:rsid="00168d8d" style:font-name-asian="Calibri" style:font-size-asian="11pt" style:font-name-complex="Calibri" style:font-size-complex="11pt"/>
    </style:style>
    <style:style style:name="T39" style:family="text">
      <style:text-properties fo:color="#008000" style:font-name="Calibri" fo:font-size="11pt" officeooo:rsid="001d44b7" style:font-name-asian="Calibri" style:font-size-asian="11pt" style:font-name-complex="Calibri" style:font-size-complex="11pt"/>
    </style:style>
    <style:style style:name="T40" style:family="text">
      <style:text-properties fo:color="#008000" style:font-name="Calibri" fo:font-size="11pt" officeooo:rsid="001ef708" style:font-name-asian="Calibri" style:font-size-asian="11pt" style:font-name-complex="Calibri" style:font-size-complex="11pt"/>
    </style:style>
    <style:style style:name="T41" style:family="text">
      <style:text-properties fo:color="#008000" style:font-name="Calibri" fo:font-size="11pt" officeooo:rsid="00203ab0" style:font-name-asian="Calibri" style:font-size-asian="11pt" style:font-name-complex="Calibri" style:font-size-complex="11pt"/>
    </style:style>
    <style:style style:name="T42" style:family="text">
      <style:text-properties fo:color="#008000" style:font-name="Calibri" fo:font-size="11pt" officeooo:rsid="00219c60" style:font-name-asian="Calibri" style:font-size-asian="11pt" style:font-name-complex="Calibri" style:font-size-complex="11pt"/>
    </style:style>
    <style:style style:name="T43" style:family="text">
      <style:text-properties fo:color="#008000" style:font-name="Calibri" fo:font-size="11pt" officeooo:rsid="0023d0fa" style:font-name-asian="Calibri" style:font-size-asian="11pt" style:font-name-complex="Calibri" style:font-size-complex="11pt"/>
    </style:style>
    <style:style style:name="T44" style:family="text">
      <style:text-properties fo:color="#008000" style:font-name="Calibri" fo:font-size="11pt" officeooo:rsid="0024cdf7" style:font-name-asian="Calibri" style:font-size-asian="11pt" style:font-name-complex="Calibri" style:font-size-complex="11pt"/>
    </style:style>
    <style:style style:name="T45" style:family="text">
      <style:text-properties fo:color="#008000" style:font-name="Calibri" fo:font-size="11pt" officeooo:rsid="002730da" style:font-name-asian="Calibri" style:font-size-asian="11pt" style:font-name-complex="Calibri" style:font-size-complex="11pt"/>
    </style:style>
    <style:style style:name="T46" style:family="text">
      <style:text-properties fo:color="#008000" style:font-name="Calibri" fo:font-size="11pt" officeooo:rsid="002902d4" style:font-name-asian="Calibri" style:font-size-asian="11pt" style:font-name-complex="Calibri" style:font-size-complex="11pt"/>
    </style:style>
    <style:style style:name="T47" style:family="text">
      <style:text-properties fo:color="#008000" style:font-name="Calibri" fo:font-size="11pt" fo:font-style="normal" style:font-name-asian="Calibri" style:font-size-asian="11pt" style:font-style-asian="normal" style:font-name-complex="Calibri" style:font-size-complex="11pt" style:font-style-complex="normal"/>
    </style:style>
    <style:style style:name="T48" style:family="text">
      <style:text-properties fo:color="#008000" style:font-name="Calibri" fo:font-size="11pt" fo:font-style="normal" officeooo:rsid="00140086" style:font-name-asian="Calibri" style:font-size-asian="11pt" style:font-style-asian="normal" style:font-name-complex="Calibri" style:font-size-complex="11pt" style:font-style-complex="normal"/>
    </style:style>
    <style:style style:name="T49" style:family="text">
      <style:text-properties fo:color="#008000" style:font-name="Calibri" fo:font-size="11pt" fo:font-weight="bold" officeooo:rsid="001ef708" style:font-name-asian="Calibri" style:font-size-asian="11pt" style:font-weight-asian="bold" style:font-name-complex="Calibri" style:font-size-complex="11pt" style:font-weight-complex="bold"/>
    </style:style>
    <style:style style:name="T50" style:family="text">
      <style:text-properties fo:color="#008000" style:font-name="Calibri" fo:font-size="11pt" style:text-underline-style="none" fo:font-weight="bold" officeooo:rsid="00140086" style:font-name-asian="Calibri" style:font-size-asian="11pt" style:font-weight-asian="bold" style:font-name-complex="Calibri" style:font-size-complex="11pt" style:font-weight-complex="bold"/>
    </style:style>
    <style:style style:name="T51" style:family="text">
      <style:text-properties fo:color="#008000" style:text-line-through-style="none" style:text-line-through-type="none" style:font-name="Calibri" fo:font-size="11pt" style:font-name-asian="Calibri" style:font-size-asian="11pt" style:font-name-complex="Calibri" style:font-size-complex="11pt"/>
    </style:style>
    <style:style style:name="T52" style:family="text">
      <style:text-properties fo:color="#008000" style:text-line-through-style="none" style:text-line-through-type="none" style:font-name="Calibri" fo:font-size="11pt" officeooo:rsid="00149c58" style:font-name-asian="Calibri" style:font-size-asian="11pt" style:font-name-complex="Calibri" style:font-size-complex="11pt"/>
    </style:style>
    <style:style style:name="T53" style:family="text">
      <style:text-properties fo:color="#008000" style:text-line-through-style="none" style:text-line-through-type="none" style:font-name="Calibri" fo:font-size="11pt" fo:font-style="normal" style:text-underline-style="none" fo:font-weight="normal" officeooo:rsid="00149c58"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008000" style:text-line-through-style="none" style:text-line-through-type="none" style:font-name="Calibri" fo:font-size="11pt"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5" style:family="text">
      <style:text-properties fo:color="#008000" style:text-line-through-style="none" style:text-line-through-type="none" style:font-name="Calibri" fo:font-size="11pt" fo:font-style="normal" fo:font-weight="normal" officeooo:rsid="002998ca"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fo:color="#008000" style:text-line-through-style="none" style:text-line-through-type="none" style:font-name="Calibri" fo:font-size="11pt" fo:font-style="normal" fo:font-weight="normal" officeooo:rsid="0012f083" style:font-name-asian="Calibri" style:font-size-asian="11pt" style:font-style-asian="normal" style:font-weight-asian="normal" style:font-name-complex="Calibri" style:font-size-complex="11pt" style:font-style-complex="normal" style:font-weight-complex="normal"/>
    </style:style>
    <style:style style:name="T57" style:family="text">
      <style:text-properties fo:color="#008000" style:text-line-through-style="none" style:text-line-through-type="none" style:font-name="Calibri" fo:font-size="11pt"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58" style:family="text">
      <style:text-properties fo:color="#008000" style:text-line-through-style="none" style:text-line-through-type="none" style:font-name="Calibri" fo:font-size="11pt" fo:font-style="italic" fo:font-weight="normal" officeooo:rsid="0012f083" style:font-name-asian="Calibri" style:font-size-asian="11pt" style:font-style-asian="italic" style:font-weight-asian="normal" style:font-name-complex="Calibri" style:font-size-complex="11pt" style:font-style-complex="italic" style:font-weight-complex="normal"/>
    </style:style>
    <style:style style:name="T59" style:family="text">
      <style:text-properties fo:color="#008000" style:text-line-through-style="none" style:text-line-through-type="none" style:font-name="Calibri" fo:font-size="11pt" fo:font-style="italic" fo:font-weight="normal" officeooo:rsid="002998ca" style:font-name-asian="Calibri" style:font-size-asian="11pt" style:font-style-asian="italic" style:font-weight-asian="normal" style:font-name-complex="Calibri" style:font-size-complex="11pt" style:font-style-complex="italic" style:font-weight-complex="normal"/>
    </style:style>
    <style:style style:name="T60" style:family="text">
      <style:text-properties fo:color="#008000" fo:language="fr" fo:country="FR" fo:font-weight="normal" style:font-weight-asian="normal" style:font-weight-complex="normal"/>
    </style:style>
    <style:style style:name="T61" style:family="text">
      <style:text-properties fo:color="#008000" fo:language="fr" fo:country="FR" fo:font-weight="normal" officeooo:rsid="0012f083" style:font-weight-asian="normal" style:font-weight-complex="normal"/>
    </style:style>
    <style:style style:name="T62" style:family="text">
      <style:text-properties fo:color="#008000" officeooo:rsid="001ef708"/>
    </style:style>
    <style:style style:name="T63" style:family="text">
      <style:text-properties style:text-line-through-style="none" style:text-line-through-type="none" style:font-name="Calibri" fo:font-size="11pt" style:font-name-asian="Calibri" style:font-size-asian="11pt" style:font-name-complex="Calibri" style:font-size-complex="11pt"/>
    </style:style>
    <style:style style:name="T64" style:family="text">
      <style:text-properties style:text-line-through-style="none" style:text-line-through-type="none" style:font-name="Calibri" fo:font-size="11pt" officeooo:rsid="00149c58" style:font-name-asian="Calibri" style:font-size-asian="11pt" style:font-name-complex="Calibri" style:font-size-complex="11pt"/>
    </style:style>
    <style:style style:name="T65" style:family="text">
      <style:text-properties style:text-line-through-style="none" style:text-line-through-type="none" style:font-name="Calibri" fo:font-size="11pt" officeooo:rsid="001ef708" style:font-name-asian="Calibri" style:font-size-asian="11pt" style:font-name-complex="Calibri" style:font-size-complex="11pt"/>
    </style:style>
    <style:style style:name="T66" style:family="text">
      <style:text-properties style:text-line-through-style="none" style:text-line-through-type="none" style:font-name="Calibri" fo:font-size="11pt" officeooo:rsid="002998ca" style:font-name-asian="Calibri" style:font-size-asian="11pt" style:font-name-complex="Calibri" style:font-size-complex="11pt"/>
    </style:style>
    <style:style style:name="T67" style:family="text">
      <style:text-properties officeooo:rsid="00149c58"/>
    </style:style>
    <style:style style:name="T68" style:family="text">
      <style:text-properties fo:language="fr" fo:country="FR"/>
    </style:style>
    <style:style style:name="T69" style:family="text">
      <style:text-properties officeooo:rsid="0025ecee"/>
    </style:style>
    <style:style style:name="T70" style:family="text">
      <style:text-properties officeooo:rsid="00266313"/>
    </style:style>
    <style:style style:name="T71" style:family="text">
      <style:text-properties officeooo:rsid="0026e6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S</text:span><text:span text:style-name="T4">tatuts</text:span><text:span text:style-name="T22"> </text:span><text:span text:style-name="T50">'Mieux trier à Nantes'</text:span></text:p>
      <text:p text:style-name="P10">Repris selon modèle <text:a xlink:type="simple" xlink:href="http://www.associations.gouv.fr/IMG/doc/Exemple_de_statuts_d_association.doc" text:style-name="Internet_20_link" text:visited-style-name="Visited_20_Internet_20_Link">www.associations.gouv.fr/IMG/doc/Exemple_de_statuts_d_association.doc</text:a></text:p>
      <text:p text:style-name="P29">Point important : pas de conseil <text:span text:style-name="T69">d’</text:span>administration ; possibilité vente de services.</text:p>
      <text:p text:style-name="P2"/>
      <text:p text:style-name="P3"/>
      <text:p text:style-name="P23"><text:span text:style-name="T1">ARTICLE PREMIER – NOM</text:span><text:span text:style-name="T9"><text:line-break/><text:line-break/>Il est fondé entre les adhérents aux présents statuts une association régie par la loi du 1</text:span><text:span text:style-name="T27">er</text:span><text:span text:style-name="T9"> juillet 1901 et le décret du 16 août 1901, ayant pour titre </text:span><text:span text:style-name="T34">'</text:span><text:span text:style-name="T33">Mieux trier à Nantes</text:span><text:span text:style-name="T34">'.</text:span><text:span text:style-name="T9"><text:line-break/><text:line-break/></text:span><text:span text:style-name="T1">ARTICLE 2 – BUT OBJET</text:span><text:span text:style-name="T9"><text:line-break/><text:line-break/>Cette association a pour objet </text:span><text:span text:style-name="T33">la mise en place d’outils, notamment informatiques, pour une modification des comportements individuels et collectifs pour une société plus </text:span><text:span text:style-name="T34">solidaire et plus </text:span><text:span text:style-name="T33">écologique.</text:span></text:p>
      <text:p text:style-name="P41"/>
      <text:p text:style-name="P49"><text:span text:style-name="T46">Il s’agit de mettre en place des outils </text:span><text:span text:style-name="T33">loca</text:span><text:span text:style-name="T46">ux </text:span><text:span text:style-name="T43">(communauté de commune</text:span><text:span text:style-name="T46">…</text:span><text:span text:style-name="T43">)</text:span><text:span text:style-name="T33">, </text:span><text:span text:style-name="T46">qui peuvent être utilisés à d’autres endroits</text:span><text:span text:style-name="T33">.</text:span></text:p>
      <text:p text:style-name="P42"/>
      <text:p text:style-name="P50"><text:span text:style-name="T33">Ces outils doivent </text:span><text:span text:style-name="T42">accessib</text:span><text:span text:style-name="T33">les au plus grand nombre </text:span><text:span text:style-name="T42">(gratuité, </text:span><text:span text:style-name="T33">ne pas limiter à certains équipements</text:span><text:span text:style-name="T44">…</text:span><text:span text:style-name="T42">) </text:span><text:span text:style-name="T46">et réutilisables (</text:span><text:span text:style-name="T42">licences logicielles « </text:span><text:span text:style-name="T33">open source »</text:span><text:span text:style-name="T46">…)</text:span><text:span text:style-name="T42">.</text:span></text:p>
      <text:p text:style-name="P4"/>
      <text:p text:style-name="P21"><text:span text:style-name="T36">Pour financer son activité, </text:span><text:span text:style-name="T44">l’</text:span><text:span text:style-name="T43">association</text:span><text:span text:style-name="T36"> pourra être amenée à vendre d</text:span><text:span text:style-name="T33">es services, notamment informatiques.</text:span></text:p>
      <text:p text:style-name="P38"><text:span text:style-name="T9"><text:line-break/></text:span><text:span text:style-name="T1">ARTICLE 3 – SIÈGE SOCIAL</text:span><text:span text:style-name="T9"><text:line-break/><text:line-break/>Le siège social est fixé à </text:span><text:span text:style-name="T39">“15 rue de la Petite Folie, La Haye Fouassière”</text:span><text:span text:style-name="T33">.</text:span></text:p>
      <text:p text:style-name="P18"><text:span text:style-name="T9"><text:line-break/>Il pourra être transféré par simple décision du </text:span><text:span text:style-name="T37">bureau</text:span><text:span text:style-name="T9">.</text:span></text:p>
      <text:p text:style-name="P18"><text:span text:style-name="T30"><text:line-break/></text:span><text:span text:style-name="T1">Article 4 – DUREE</text:span></text:p>
      <text:p text:style-name="P45"/>
      <text:p text:style-name="P54"><text:span text:style-name="T9">La durée de l’association est illimitée.<text:line-break/><text:line-break/></text:span><text:span text:style-name="T1">ARTICLE 5 – COMPOSITION</text:span><text:span text:style-name="T9"><text:line-break/><text:line-break/></text:span><text:span text:style-name="T11">L</text:span><text:span text:style-name="T63">’association se compose de :<text:line-break/>a) Membres d’honneur,<text:line-break/>b) Membres bienfaiteurs,<text:line-break/>c) Membres actifs,</text:span></text:p>
      <text:p text:style-name="P51"><text:span text:style-name="T66">d)</text:span><text:span text:style-name="T63"> </text:span><text:span text:style-name="T66">A</text:span><text:span text:style-name="T63">dhérents.</text:span></text:p>
      <text:p text:style-name="P1"><text:span text:style-name="T68"><text:line-break/></text:span></text:p>
      <text:p text:style-name="P52"><text:span text:style-name="T9">Les membres sont des personnes physiques ou morales. Dans le c</text:span><text:span text:style-name="T10">as</text:span><text:span text:style-name="T9"> des personnes morales elles sont représentées par un de leurs membres.</text:span></text:p>
      <text:p text:style-name="P18"><text:span text:style-name="T9"><text:line-break/></text:span><text:span text:style-name="T1">ARTICLE 6 – ADMISSION</text:span><text:span text:style-name="T9"><text:line-break/></text:span></text:p>
      <text:p text:style-name="P4">L’association est ouverte à tous, sans condition ni distinction.</text:p>
      <text:p text:style-name="P43"/>
      <text:p text:style-name="P8">Dans le cas des personnes mineures elles doivent être parrainées par une personne majeure membre de l’association.</text:p>
      <text:p text:style-name="P54"><text:span text:style-name="T9"><text:line-break/></text:span><text:span text:style-name="T1">ARTICLE 7 – MEMBRES – COTISATIONS</text:span><text:span text:style-name="T9"><text:line-break/></text:span><text:soft-page-break/><text:span text:style-name="T9"><text:line-break/>- Sont membres actifs ceux qui ont pris l</text:span><text:span text:style-name="T10">’</text:span><text:span text:style-name="T9">engagement de verser annuellement </text:span><text:span text:style-name="T40">la</text:span><text:span text:style-name="T33"> cotisation </text:span><text:span text:style-name="T40">dont le montant est fixé à l’assemblée générale</text:span><text:span text:style-name="T9">.<text:line-break/>- </text:span><text:span text:style-name="T63">Sont membres d’honneur ceux qui ont rendu des services signalés à l’association</text:span><text:span text:style-name="T65"> ;</text:span><text:span text:style-name="T63"> ils sont dispensés de cotisations</text:span><text:span text:style-name="T64">.</text:span><text:span text:style-name="T32"><text:line-break/>-</text:span><text:span text:style-name="T63"> Sont membres bienfaiteurs, les personnes qui versent une </text:span><text:span text:style-name="T51">cotisation annuelle fixée chaque année par l’assemblée générale</text:span><text:span text:style-name="T63">.</text:span></text:p>
      <text:p text:style-name="P51"><text:span text:style-name="T59">– </text:span><text:span text:style-name="T55">Sont </text:span><text:span text:style-name="T56">adhérents </text:span><text:span text:style-name="Strong_20_Emphasis"><text:span text:style-name="T56">les personnes qui</text:span></text:span><text:span text:style-name="T54"> bénéficie</text:span><text:span text:style-name="T56">nt</text:span><text:span text:style-name="T54"> des services de </text:span><text:span text:style-name="T56">l’</text:span><text:span text:style-name="T54">association, </text:span><text:span text:style-name="T56">sans avoir de rôle actif dans l’association.</text:span><text:span text:style-name="T28"><text:line-break/></text:span></text:p>
      <text:p text:style-name="P18"><text:span text:style-name="T1">ARTICLE 8.</text:span><text:span text:style-name="T2"> – </text:span><text:span text:style-name="T1">RADIATIONS</text:span><text:span text:style-name="T9"><text:line-break/><text:line-break/> La qualité de membre se perd par :<text:line-break/>a) La démission</text:span><text:span text:style-name="T11">,</text:span><text:span text:style-name="T9"><text:line-break/>b) Le décès</text:span><text:span text:style-name="T11">,</text:span><text:span text:style-name="T9"><text:line-break/>c) La radiation prononcée par le </text:span><text:span text:style-name="T38">bureau </text:span><text:span text:style-name="T9">pour non-paiement de la cotisation ou pour motif grave, l’intéressé ayant été invité par </text:span><text:span text:style-name="T21">courrier</text:span><text:span text:style-name="T31"> </text:span><text:span text:style-name="T47">postal ou courriel</text:span><text:span text:style-name="T21"> à</text:span><text:span text:style-name="T9"> fournir des explications devant le bureau et/ou par écrit.<text:line-break/></text:span></text:p>
      <text:p text:style-name="P18"><text:span text:style-name="T9"><text:line-break/></text:span><text:span text:style-name="T1">ARTICLE 9. – AFFILIATION</text:span></text:p>
      <text:p text:style-name="P45"/>
      <text:p text:style-name="P19"><text:span text:style-name="T9">Elle peut par ailleurs adhérer à d’autres associations, unions ou regroupements par décision du </text:span><text:span text:style-name="T38">bureau</text:span><text:span text:style-name="T9">.</text:span></text:p>
      <text:p text:style-name="P4"/>
      <text:p text:style-name="P18"><text:span text:style-name="T1">ARTICLE 10. – RESSOURCES</text:span><text:span text:style-name="T9"><text:line-break/><text:line-break/> Les ressources de l’association comprennent :<text:line-break/>1° Le montant des cotisations,<text:line-break/>2° Les subventions des organismes publics,</text:span></text:p>
      <text:p text:style-name="P28">3° Les financements participatifs <text:span text:style-name="T70">et dons</text:span>,</text:p>
      <text:p text:style-name="P18"><text:span text:style-name="T48">4</text:span><text:span text:style-name="T21">° Toutes les ressources autorisées par les lois et règlements en vigueur.</text:span><text:span text:style-name="T20"><text:line-break/></text:span><text:span text:style-name="T29"><text:line-break/></text:span><text:span text:style-name="T9"><text:line-break/></text:span><text:span text:style-name="T1">ARTICLE 11 – ASSEMBLEE GENERALE ORDINAIRE</text:span><text:span text:style-name="T9"><text:line-break/><text:line-break/></text:span><text:span text:style-name="T15">L</text:span><text:span text:style-name="T9">’assemblée générale ordinaire comprend tous les membres de l’association à quelque titre </text:span><text:span text:style-name="T11">qu’</text:span><text:span text:style-name="T9">ils soient.</text:span><text:span text:style-name="T28"><text:line-break/></text:span></text:p>
      <text:p text:style-name="P22"><text:span text:style-name="T9">Elle se réunit chaque anné</text:span><text:span text:style-name="T15">e</text:span><text:span text:style-name="T10">. </text:span><text:span text:style-name="T9"><text:line-break/><text:line-break/>Quinze jours au moins avant la date fixée, les membres de l’association sont convoqués par les soins du secrétaire. </text:span><text:span text:style-name="T17">L</text:span><text:span text:style-name="T9">’ordre du jour figure sur les convocations.<text:line-break/></text:span></text:p>
      <text:p text:style-name="P40"><text:span text:style-name="T9">Le président, assisté des membres du </text:span><text:span text:style-name="T38">bureau</text:span><text:span text:style-name="T9">, préside l’assemblée et expose la situation morale ou l’activité de l’association.<text:line-break/>Le trésorier rend compte de sa gestion et soumet les comptes annuels (bilan, compte de résultat et annexe) à l’approbation de l’assemblée.<text:line-break/></text:span></text:p>
      <text:p text:style-name="P44">Ne peuvent être abordés que les points inscrits à l’ordre du jour.<text:line-break/></text:p>
      <text:p text:style-name="P4">Les décisions sont prises à la majorité des voix des membres présents ou représentés.</text:p>
      <text:p text:style-name="P19"><text:span text:style-name="T9">Il est procédé, après épuisement de l’ordre du jour, au renouvellement des membres sortants du </text:span><text:span text:style-name="T38">bureau</text:span><text:span text:style-name="T9">.<text:line-break/></text:span></text:p>
      <text:p text:style-name="P46"><text:span text:style-name="T9">Les décisions des assemblées générales s’imposent à tous les membres, y compris absents ou représentés.<text:line-break/><text:line-break/></text:span><text:span text:style-name="T1">ARTICLE 12</text:span><text:span text:style-name="T3"> – </text:span><text:span text:style-name="T1">ASSEMBLEE GENERALE EXTRAORDINAIRE</text:span></text:p>
      <text:p text:style-name="Text_20_body"><text:soft-page-break/><text:span text:style-name="T9"><text:line-break/> Si besoin est, ou sur la demande de la moitié plus un des membres inscrits,</text:span><text:span text:style-name="T14"> le</text:span><text:span text:style-name="T9"> président peut convoquer une assemblée générale extraordinaire, suivant les modalités prévues aux présents statuts et uniquement pour modification des statuts ou la dissolution ou pour des actes portant sur des immeubles.</text:span></text:p>
      <text:p text:style-name="P6">Les modalités de convocation sont les mêmes que pour l’assemblée générale ordinaire.</text:p>
      <text:p text:style-name="P18"><text:span text:style-name="T9">Les délibérations sont prises à la majorité</text:span><text:span text:style-name="T25"> </text:span><text:span text:style-name="T9">des membres présents.<text:line-break/></text:span></text:p>
      <text:p text:style-name="P7"/>
      <text:p text:style-name="P18"><text:span text:style-name="T9"><text:line-break/></text:span><text:span text:style-name="T1">ARTICLE 1</text:span><text:span text:style-name="T49">3</text:span><text:span text:style-name="T1"> – LE BUREAU</text:span><text:span text:style-name="T9"><text:line-break/></text:span></text:p>
      <text:p text:style-name="P24"><text:span text:style-name="T51">L</text:span><text:span text:style-name="T52">es membres élisent parmi eux </text:span><text:span text:style-name="T9">un bureau composé de :<text:line-break/>1) Un-e- président-e- </text:span><text:span text:style-name="T16">et</text:span><text:span text:style-name="T41"> s’il y a lieu u</text:span><text:span text:style-name="T33">n-e- ou plusieurs vice-président-e-s</text:span><text:span text:style-name="T12">,</text:span><text:span text:style-name="T9"><text:line-break/></text:span><text:span text:style-name="T41">2</text:span><text:span text:style-name="T9">) Un-e- secrétaire et, </text:span><text:span text:style-name="T12">s’</text:span><text:span text:style-name="T9">il y a lieu, un-e- secrétaire adjoint-e-</text:span><text:span text:style-name="T12">,</text:span><text:span text:style-name="T9"><text:line-break/></text:span><text:span text:style-name="T41">3</text:span><text:span text:style-name="T9">) Un-e- trésorier-e-, et, si besoin est, un-e- trésorier-e- adjoint-e-.</text:span></text:p>
      <text:p text:style-name="P26">4) Membres actifs</text:p>
      <text:p text:style-name="P36"/>
      <text:p text:style-name="P36"><text:span text:style-name="T67">L</text:span>es fonctions de président et de trésorier ne sont pas cumulables.</text:p>
      <text:p text:style-name="P36"/>
      <text:p text:style-name="P39"><text:span text:style-name="T53">Les attributions et pouvoirs respectifs des membres du bureau pourront être détaillées dans le règlement intérieur.</text:span><text:span text:style-name="T9"><text:line-break/></text:span></text:p>
      <text:p text:style-name="P2">ARTICLE 1<text:span text:style-name="T62">4</text:span> – INDEMNITES</text:p>
      <text:p text:style-name="P2"/>
      <text:p text:style-name="P5">Toutes les fonctions, y compris celles des membres du bureau, sont gratuites et bénévoles. Seuls les frais occasionnés par l’accomplissement de leur mandat sont remboursés sur justificatifs. Le rapport financier présenté à l’assemblée générale ordinaire présente, par bénéficiaire, les remboursements de frais de mission, de déplacement ou de représentation.</text:p>
      <text:p text:style-name="P34"><text:span text:style-name="T13">Le </text:span><text:span text:style-name="T9">règlement intérieur </text:span><text:span text:style-name="T13">pourra </text:span><text:span text:style-name="T9">fixer le montant des frais.</text:span></text:p>
      <text:p text:style-name="P34"/>
      <text:p text:style-name="P25">De par la nature des activités de l’association (notamment le développement de programmes informatiques), une rémunération des personnes ayant réalisés ces activités, et sous le contrôle <text:span text:style-name="T71">du</text:span> bureau, pourra être réalisée, dans les limites fixées par la réglementation fiscale.</text:p>
      <text:p text:style-name="P7"/>
      <text:p text:style-name="P18"><text:span text:style-name="T1">ARTICLE</text:span><text:span text:style-name="T3"> – </text:span><text:span text:style-name="T1">1</text:span><text:span text:style-name="T49">5</text:span><text:span text:style-name="T3"> – </text:span><text:span text:style-name="T1">REGLEMENT INTERIEUR</text:span><text:span text:style-name="T9"><text:line-break/><text:line-break/> Un règlement intérieur peut être établi par le </text:span><text:span text:style-name="T33">b</text:span><text:span text:style-name="T37">ureau</text:span><text:span text:style-name="T9">, qui le fait alors approuver par l’assemblée générale.<text:line-break/><text:line-break/> Ce règlement éventuel est destiné à fixer les divers points non prévus par les présents statuts, notamment ceux qui ont trait à l’administration interne de l’association.<text:line-break/><text:line-break/></text:span><text:span text:style-name="T1"> ARTICLE – 1</text:span><text:span text:style-name="T49">6</text:span><text:span text:style-name="T1"> – DISSOLUTION</text:span><text:span text:style-name="T9"><text:line-break/><text:line-break/> En cas de dissolution prononcée selon les modalités prévues à l’article 12, un ou plusieurs liquidateurs sont nommés, et l’actif, </text:span><text:span text:style-name="T11">s’</text:span><text:span text:style-name="T9">il y a lieu, est dévolu conformément aux décisions de l’assemblée générale extraordinaire qui statue sur la diss</text:span><text:span text:style-name="T26">olution (ou à une association ayant des buts similaires).</text:span></text:p>
      <text:p text:style-name="P17"/>
      <text:p text:style-name="P43"/>
      <text:p text:style-name="P20"><text:span text:style-name="T9">« Fait à </text:span><text:span text:style-name="T35">_____</text:span><text:span text:style-name="T9">, le</text:span><text:span text:style-name="T35"> ____________</text:span><text:span text:style-name="T9"> »</text:span></text:p>
      <text:p text:style-name="P13">Signatures de deux représentants (nom, prénom et fonction) au minimum.</text:p>
      <text:p text:style-name="P7"/>
      <text:p text:style-name="P48"><text:span text:style-name="T5">Règlement</text:span><text:span text:style-name="T6"> intérieur</text:span><text:span text:style-name="T22"> </text:span><text:span text:style-name="T23">'Mieux trier à Nantes'</text:span></text:p>
      <text:p text:style-name="P11"/>
      <text:p text:style-name="P12"/>
      <text:p text:style-name="P16"><text:span text:style-name="T1">ARTICLE PREMIER – </text:span><text:span text:style-name="T7">ATTRIBUTION DU BUREAU</text:span><text:span text:style-name="T9"><text:line-break/><text:line-break/></text:span><text:span text:style-name="T24">Le président</text:span></text:p>
      <text:p text:style-name="P33"/>
      <text:p text:style-name="P27">Le président est habilité à représenter l’association dans tous les actes de la vie civile.</text:p>
      <text:p text:style-name="P33"/>
      <text:p text:style-name="P27">En cette qualité, le président peut donc signer les contrats au nom de l’association. </text:p>
      <text:p text:style-name="P33"/>
      <text:p text:style-name="P27">Le président ordonnance les dépenses. Les statuts peuvent également l’autoriser à ouvrir et à faire fonctionner les comptes de l’association.</text:p>
      <text:p text:style-name="P33"/>
      <text:p text:style-name="P27">C’est à lui, également, qu’il appartient de veiller au respect des prescriptions légales (règles de sécurité, par exemple). Ainsi, il est considéré comme l’employeur des salariés de l’association vis-à-vis des organismes de sécurité sociale.</text:p>
      <text:p text:style-name="P33"/>
      <text:p text:style-name="P30">Le trésorier</text:p>
      <text:p text:style-name="P33"/>
      <text:p text:style-name="P27">Le trésorier partage avec le président la charge de tout ce qui concerne la gestion de l’association.</text:p>
      <text:p text:style-name="P33"/>
      <text:p text:style-name="P27">Il dispose, avec le président, de la signature sur les comptes bancaires de l’association.</text:p>
      <text:p text:style-name="P33"/>
      <text:p text:style-name="P27">Il effectue les paiements, recouvre les recettes et est responsable de la tenue des comptes de l’association. </text:p>
      <text:p text:style-name="P27"/>
      <text:p text:style-name="P27">Il rend compte de sa gestion devant l’assemblée générale.</text:p>
      <text:p text:style-name="P33"/>
      <text:p text:style-name="P30">Le secrétaire</text:p>
      <text:p text:style-name="P33"/>
      <text:p text:style-name="P33"><text:span text:style-name="T18">Le secrétaire est chargé de la tenue de la rédaction des ordres du jour et des comptes-rendus des assemblées et des réunions du bureau, qu’il signe afin de les certifier conformes.</text:span><text:span text:style-name="T9"><text:line-break/><text:line-break/></text:span></text:p>
      <text:p text:style-name="P16"><text:span text:style-name="T1">ARTICLE </text:span><text:span text:style-name="T8">2</text:span><text:span text:style-name="T1"> – </text:span><text:span text:style-name="T7">COTISATIONS ANNUELLES</text:span></text:p>
      <text:p text:style-name="P33"/>
      <text:p text:style-name="P35"><text:span text:style-name="T9">La cotisation annuelle est fixée à 1 € pour les membres actifs, 50 € les </text:span><text:span text:style-name="T63">membres bienfaiteurs.</text:span></text:p>
      <text:p text:style-name="P37"/>
      <text:p text:style-name="P33"/>
      <text:p text:style-name="P33"/>
      <text:p text:style-name="P31"/>
      <text:p text:style-name="P9"/>
      <text:p text:style-name="P15"><text:span text:style-name="T9">« Fait à </text:span><text:span text:style-name="T19">_____</text:span><text:span text:style-name="T9">, le</text:span><text:span text:style-name="T19"> ____________</text:span><text:span text:style-name="T9"> »</text:span></text:p>
      <text:p text:style-name="P14">Signatures de deux représentants (nom, prénom et fonction) au minimum.</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Calibri1" svg:font-family="Calibri,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Heading_20_1" style:display-name="Heading 1"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8</meta:editing-cycles>
    <dc:date>2015-05-28T17:16:45.102000000</dc:date>
    <meta:editing-duration>PT1H40M24S</meta:editing-duration>
    <meta:document-statistic meta:table-count="0" meta:image-count="0" meta:object-count="0" meta:page-count="4" meta:paragraph-count="63" meta:word-count="1176" meta:character-count="7816" meta:non-whitespace-character-count="6629"/>
  </office:meta>
</office:document-meta>
</file>